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A99256FAD4C4E990.jpg" manifest:media-type="image/jpeg"/>
  <manifest:file-entry manifest:full-path="Pictures/100000000000043800000960CB41E914C77F6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1dd4ff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1dd4ff" draw:marker-start-width="0.321cm" draw:marker-end-width="0.321cm" draw:fill-color="#ffffff" draw:textarea-horizontal-align="justify" draw:textarea-vertical-align="middle" draw:auto-grow-height="false" fo:min-height="2.581cm" fo:min-width="6.13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draw:fill="none" fo:min-height="2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line-height="115%"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ff0000" loext:opacity="100%"/>
    </style:style>
    <style:style style:name="P6" style:family="paragraph">
      <loext:graphic-properties draw:fill="none"/>
      <style:paragraph-properties fo:text-align="center" style:writing-mode="lr-tb"/>
      <style:text-properties fo:color="#00fe7f" loext:opacity="100%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0000" loext:opacity="100%" style:text-position="0% 100%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fe7f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639cm" svg:height="19.199cm" svg:x="0.5cm" svg:y="3.5cm">
          <draw:image xlink:href="Pictures/100000000000043800000960A99256FAD4C4E990.jpg" xlink:type="simple" xlink:show="embed" xlink:actuate="onLoad" draw:mime-type="image/jpeg">
            <text:p/>
          </draw:image>
        </draw:frame>
        <draw:frame draw:style-name="gr1" draw:text-style-name="P1" draw:layer="layout" svg:width="8.55cm" svg:height="19cm" svg:x="11.45cm" svg:y="3.5cm">
          <draw:image xlink:href="Pictures/100000000000043800000960CB41E914C77F6414.jpg" xlink:type="simple" xlink:show="embed" xlink:actuate="onLoad" draw:mime-type="image/jpeg">
            <text:p/>
          </draw:image>
        </draw:frame>
        <draw:line draw:style-name="gr2" draw:text-style-name="P1" draw:layer="layout" svg:x1="10cm" svg:y1="2.5cm" svg:x2="4.461cm" svg:y2="5.209cm">
          <text:p/>
        </draw:line>
        <draw:line draw:style-name="gr2" draw:text-style-name="P1" draw:layer="layout" svg:x1="10cm" svg:y1="2.5cm" svg:x2="13.17cm" svg:y2="5.245cm">
          <text:p/>
        </draw:line>
        <draw:custom-shape draw:style-name="gr3" draw:text-style-name="P3" draw:layer="layout" svg:width="9.5cm" svg:height="4.117cm" svg:x="5.5cm" svg:y="-1.5cm">
          <text:p text:style-name="P2"><text:span text:style-name="T1">表示が</text:span></text:p>
          <text:p text:style-name="P2"><text:span text:style-name="T1">切り替わって</text:span></text:p>
          <text:p text:style-name="P2"><text:span text:style-name="T1">い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8cm" svg:height="2.5cm" svg:x="1cm" svg:y="23cm">
          <draw:text-box>
            <text:p text:style-name="P4"><text:span text:style-name="T2">× </text:span><text:span text:style-name="T3">接続が</text:span></text:p>
            <text:p text:style-name="P4"><text:span text:style-name="T3">切れている</text:span></text:p>
          </draw:text-box>
        </draw:frame>
        <draw:frame draw:style-name="gr4" draw:text-style-name="P6" draw:layer="layout" svg:width="8cm" svg:height="2.5cm" svg:x="11.5cm" svg:y="22.8cm">
          <draw:text-box>
            <text:p text:style-name="P4"><text:span text:style-name="T4">〇 接続</text:span></text:p>
            <text:p text:style-name="P4"><text:span text:style-name="T4">されている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3T21:34:27.746000000</dc:date>
    <meta:editing-duration>PT27M19S</meta:editing-duration>
    <meta:editing-cycles>2</meta:editing-cycles>
    <meta:generator>LibreOffice/7.3.7.2$Windows_X86_64 LibreOffice_project/e114eadc50a9ff8d8c8a0567d6da8f454beeb84f</meta:generator>
    <meta:document-statistic meta:object-count="7"/>
  </office:meta>
</office:document-meta>
</file>